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HRG10-5C-points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G10_5C_ol26_1</text:p>
          </table:table-cell>
          <table:table-cell office:value-type="float" office:value="40.2714" calcext:value-type="float">
            <text:p>40.2714</text:p>
          </table:table-cell>
          <table:table-cell office:value-type="float" office:value="0.2751" calcext:value-type="float">
            <text:p>0.2751</text:p>
          </table:table-cell>
          <table:table-cell office:value-type="float" office:value="0.1414" calcext:value-type="float">
            <text:p>0.1414</text:p>
          </table:table-cell>
          <table:table-cell office:value-type="float" office:value="19.5255" calcext:value-type="float">
            <text:p>19.5255</text:p>
          </table:table-cell>
          <table:table-cell office:value-type="float" office:value="38.1374" calcext:value-type="float">
            <text:p>38.1374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056" calcext:value-type="float">
            <text:p>0.0056</text:p>
          </table:table-cell>
          <table:table-cell office:value-type="float" office:value="98.6811" calcext:value-type="float">
            <text:p>98.6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G10_5C_ol26_2</text:p>
          </table:table-cell>
          <table:table-cell office:value-type="float" office:value="40.3031" calcext:value-type="float">
            <text:p>40.3031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1492" calcext:value-type="float">
            <text:p>0.1492</text:p>
          </table:table-cell>
          <table:table-cell office:value-type="float" office:value="19.36" calcext:value-type="float">
            <text:p>19.36</text:p>
          </table:table-cell>
          <table:table-cell office:value-type="float" office:value="38.0638" calcext:value-type="float">
            <text:p>38.0638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389" calcext:value-type="float">
            <text:p>0.0389</text:p>
          </table:table-cell>
          <table:table-cell office:value-type="float" office:value="98.5182" calcext:value-type="float">
            <text:p>98.5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G10_5C_ol26_3</text:p>
          </table:table-cell>
          <table:table-cell office:value-type="float" office:value="40.2875" calcext:value-type="float">
            <text:p>40.2875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1487" calcext:value-type="float">
            <text:p>0.1487</text:p>
          </table:table-cell>
          <table:table-cell office:value-type="float" office:value="19.4349" calcext:value-type="float">
            <text:p>19.4349</text:p>
          </table:table-cell>
          <table:table-cell office:value-type="float" office:value="38.0765" calcext:value-type="float">
            <text:p>38.076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193" calcext:value-type="float">
            <text:p>0.0193</text:p>
          </table:table-cell>
          <table:table-cell office:value-type="float" office:value="98.559" calcext:value-type="float">
            <text:p>98.5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G10_5C_ol26_1</text:p>
          </table:table-cell>
          <table:table-cell office:value-type="float" office:value="42.0236" calcext:value-type="float">
            <text:p>42.0236</text:p>
          </table:table-cell>
          <table:table-cell office:value-type="float" office:value="0.283" calcext:value-type="float">
            <text:p>0.283</text:p>
          </table:table-cell>
          <table:table-cell office:value-type="float" office:value="0.1561" calcext:value-type="float">
            <text:p>0.1561</text:p>
          </table:table-cell>
          <table:table-cell office:value-type="float" office:value="17.4929" calcext:value-type="float">
            <text:p>17.4929</text:p>
          </table:table-cell>
          <table:table-cell office:value-type="float" office:value="38.6435" calcext:value-type="float">
            <text:p>38.6435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331" calcext:value-type="float">
            <text:p>0.0331</text:p>
          </table:table-cell>
          <table:table-cell office:value-type="float" office:value="98.9643" calcext:value-type="float">
            <text:p>98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G10_5C_ol26_2</text:p>
          </table:table-cell>
          <table:table-cell office:value-type="float" office:value="41.9397" calcext:value-type="float">
            <text:p>41.9397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1648" calcext:value-type="float">
            <text:p>0.1648</text:p>
          </table:table-cell>
          <table:table-cell office:value-type="float" office:value="17.4994" calcext:value-type="float">
            <text:p>17.4994</text:p>
          </table:table-cell>
          <table:table-cell office:value-type="float" office:value="38.5748" calcext:value-type="float">
            <text:p>38.5748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64" calcext:value-type="float">
            <text:p>0.0064</text:p>
          </table:table-cell>
          <table:table-cell office:value-type="float" office:value="98.784" calcext:value-type="float">
            <text:p>98.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G10_5C_ol26_3</text:p>
          </table:table-cell>
          <table:table-cell office:value-type="float" office:value="41.7978" calcext:value-type="float">
            <text:p>41.7978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1454" calcext:value-type="float">
            <text:p>0.1454</text:p>
          </table:table-cell>
          <table:table-cell office:value-type="float" office:value="17.3567" calcext:value-type="float">
            <text:p>17.3567</text:p>
          </table:table-cell>
          <table:table-cell office:value-type="float" office:value="38.5222" calcext:value-type="float">
            <text:p>38.5222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289" calcext:value-type="float">
            <text:p>0.0289</text:p>
          </table:table-cell>
          <table:table-cell office:value-type="float" office:value="98.4739" calcext:value-type="float">
            <text:p>98.47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G10_5C_ol30_1</text:p>
          </table:table-cell>
          <table:table-cell office:value-type="float" office:value="37.2507" calcext:value-type="float">
            <text:p>37.250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0884" calcext:value-type="float">
            <text:p>0.0884</text:p>
          </table:table-cell>
          <table:table-cell office:value-type="float" office:value="23.3486" calcext:value-type="float">
            <text:p>23.3486</text:p>
          </table:table-cell>
          <table:table-cell office:value-type="float" office:value="37.4562" calcext:value-type="float">
            <text:p>37.456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246" calcext:value-type="float">
            <text:p>0.0246</text:p>
          </table:table-cell>
          <table:table-cell office:value-type="float" office:value="98.8264" calcext:value-type="float">
            <text:p>98.8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G10_5C_ol30_2</text:p>
          </table:table-cell>
          <table:table-cell office:value-type="float" office:value="37.2348" calcext:value-type="float">
            <text:p>37.2348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0957" calcext:value-type="float">
            <text:p>0.0957</text:p>
          </table:table-cell>
          <table:table-cell office:value-type="float" office:value="23.526" calcext:value-type="float">
            <text:p>23.526</text:p>
          </table:table-cell>
          <table:table-cell office:value-type="float" office:value="37.5814" calcext:value-type="float">
            <text:p>37.5814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252" calcext:value-type="float">
            <text:p>0.0252</text:p>
          </table:table-cell>
          <table:table-cell office:value-type="float" office:value="99.1108" calcext:value-type="float">
            <text:p>99.11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G10_5C_ol30_3</text:p>
          </table:table-cell>
          <table:table-cell office:value-type="float" office:value="37.2009" calcext:value-type="float">
            <text:p>37.2009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0935" calcext:value-type="float">
            <text:p>0.0935</text:p>
          </table:table-cell>
          <table:table-cell office:value-type="float" office:value="23.5932" calcext:value-type="float">
            <text:p>23.5932</text:p>
          </table:table-cell>
          <table:table-cell office:value-type="float" office:value="37.5857" calcext:value-type="float">
            <text:p>37.5857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214" calcext:value-type="float">
            <text:p>0.0214</text:p>
          </table:table-cell>
          <table:table-cell office:value-type="float" office:value="99.1628" calcext:value-type="float">
            <text:p>99.16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G10_5C_ol29_1</text:p>
          </table:table-cell>
          <table:table-cell office:value-type="float" office:value="38.3213" calcext:value-type="float">
            <text:p>38.3213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1034" calcext:value-type="float">
            <text:p>0.1034</text:p>
          </table:table-cell>
          <table:table-cell office:value-type="float" office:value="21.992" calcext:value-type="float">
            <text:p>21.992</text:p>
          </table:table-cell>
          <table:table-cell office:value-type="float" office:value="37.733" calcext:value-type="float">
            <text:p>37.733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211" calcext:value-type="float">
            <text:p>0.0211</text:p>
          </table:table-cell>
          <table:table-cell office:value-type="float" office:value="98.8334" calcext:value-type="float">
            <text:p>98.83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G10_5C_ol29_2</text:p>
          </table:table-cell>
          <table:table-cell office:value-type="float" office:value="38.4278" calcext:value-type="float">
            <text:p>38.4278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0996" calcext:value-type="float">
            <text:p>0.0996</text:p>
          </table:table-cell>
          <table:table-cell office:value-type="float" office:value="21.7788" calcext:value-type="float">
            <text:p>21.7788</text:p>
          </table:table-cell>
          <table:table-cell office:value-type="float" office:value="37.7665" calcext:value-type="float">
            <text:p>37.7665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72" calcext:value-type="float">
            <text:p>0.0272</text:p>
          </table:table-cell>
          <table:table-cell office:value-type="float" office:value="98.7449" calcext:value-type="float">
            <text:p>98.7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G10_5C_ol29_3</text:p>
          </table:table-cell>
          <table:table-cell office:value-type="float" office:value="38.3075" calcext:value-type="float">
            <text:p>38.3075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0979" calcext:value-type="float">
            <text:p>0.0979</text:p>
          </table:table-cell>
          <table:table-cell office:value-type="float" office:value="22.0498" calcext:value-type="float">
            <text:p>22.0498</text:p>
          </table:table-cell>
          <table:table-cell office:value-type="float" office:value="37.8142" calcext:value-type="float">
            <text:p>37.8142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214" calcext:value-type="float">
            <text:p>0.0214</text:p>
          </table:table-cell>
          <table:table-cell office:value-type="float" office:value="98.9403" calcext:value-type="float">
            <text:p>98.94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G10_5C_ol28_1</text:p>
          </table:table-cell>
          <table:table-cell office:value-type="float" office:value="41.8129" calcext:value-type="float">
            <text:p>41.8129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1642" calcext:value-type="float">
            <text:p>0.1642</text:p>
          </table:table-cell>
          <table:table-cell office:value-type="float" office:value="17.5326" calcext:value-type="float">
            <text:p>17.5326</text:p>
          </table:table-cell>
          <table:table-cell office:value-type="float" office:value="38.456" calcext:value-type="float">
            <text:p>38.456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141" calcext:value-type="float">
            <text:p>0.0141</text:p>
          </table:table-cell>
          <table:table-cell office:value-type="float" office:value="98.5775" calcext:value-type="float">
            <text:p>98.5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RG10_5C_ol28_2</text:p>
          </table:table-cell>
          <table:table-cell office:value-type="float" office:value="41.9045" calcext:value-type="float">
            <text:p>41.904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635" calcext:value-type="float">
            <text:p>0.1635</text:p>
          </table:table-cell>
          <table:table-cell office:value-type="float" office:value="17.6435" calcext:value-type="float">
            <text:p>17.6435</text:p>
          </table:table-cell>
          <table:table-cell office:value-type="float" office:value="38.6244" calcext:value-type="float">
            <text:p>38.6244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323" calcext:value-type="float">
            <text:p>0.0323</text:p>
          </table:table-cell>
          <table:table-cell office:value-type="float" office:value="98.968" calcext:value-type="float">
            <text:p>98.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G10_5C_ol28_3</text:p>
          </table:table-cell>
          <table:table-cell office:value-type="float" office:value="41.8377" calcext:value-type="float">
            <text:p>41.8377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1632" calcext:value-type="float">
            <text:p>0.1632</text:p>
          </table:table-cell>
          <table:table-cell office:value-type="float" office:value="17.4468" calcext:value-type="float">
            <text:p>17.4468</text:p>
          </table:table-cell>
          <table:table-cell office:value-type="float" office:value="38.5104" calcext:value-type="float">
            <text:p>38.5104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202" calcext:value-type="float">
            <text:p>0.0202</text:p>
          </table:table-cell>
          <table:table-cell office:value-type="float" office:value="98.5788" calcext:value-type="float">
            <text:p>98.57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RG10_5C_ol24_1</text:p>
          </table:table-cell>
          <table:table-cell office:value-type="float" office:value="41.8466" calcext:value-type="float">
            <text:p>41.8466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1595" calcext:value-type="float">
            <text:p>0.1595</text:p>
          </table:table-cell>
          <table:table-cell office:value-type="float" office:value="17.5243" calcext:value-type="float">
            <text:p>17.5243</text:p>
          </table:table-cell>
          <table:table-cell office:value-type="float" office:value="38.6775" calcext:value-type="float">
            <text:p>38.6775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242" calcext:value-type="float">
            <text:p>0.0242</text:p>
          </table:table-cell>
          <table:table-cell office:value-type="float" office:value="98.8372" calcext:value-type="float">
            <text:p>98.83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RG10_5C_ol24_2</text:p>
          </table:table-cell>
          <table:table-cell office:value-type="float" office:value="41.7806" calcext:value-type="float">
            <text:p>41.7806</text:p>
          </table:table-cell>
          <table:table-cell office:value-type="float" office:value="0.285" calcext:value-type="float">
            <text:p>0.285</text:p>
          </table:table-cell>
          <table:table-cell office:value-type="float" office:value="0.1585" calcext:value-type="float">
            <text:p>0.1585</text:p>
          </table:table-cell>
          <table:table-cell office:value-type="float" office:value="17.7543" calcext:value-type="float">
            <text:p>17.7543</text:p>
          </table:table-cell>
          <table:table-cell office:value-type="float" office:value="38.5558" calcext:value-type="float">
            <text:p>38.5558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036" calcext:value-type="float">
            <text:p>0.0036</text:p>
          </table:table-cell>
          <table:table-cell office:value-type="float" office:value="98.8497" calcext:value-type="float">
            <text:p>98.84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RG10_5C_ol24_3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1542" calcext:value-type="float">
            <text:p>0.1542</text:p>
          </table:table-cell>
          <table:table-cell office:value-type="float" office:value="17.5942" calcext:value-type="float">
            <text:p>17.5942</text:p>
          </table:table-cell>
          <table:table-cell office:value-type="float" office:value="38.5619" calcext:value-type="float">
            <text:p>38.5619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301" calcext:value-type="float">
            <text:p>0.0301</text:p>
          </table:table-cell>
          <table:table-cell office:value-type="float" office:value="98.7722" calcext:value-type="float">
            <text:p>98.77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RG10_5C_ol25_1</text:p>
          </table:table-cell>
          <table:table-cell office:value-type="float" office:value="41.9022" calcext:value-type="float">
            <text:p>41.9022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1424" calcext:value-type="float">
            <text:p>0.1424</text:p>
          </table:table-cell>
          <table:table-cell office:value-type="float" office:value="17.3421" calcext:value-type="float">
            <text:p>17.3421</text:p>
          </table:table-cell>
          <table:table-cell office:value-type="float" office:value="38.4575" calcext:value-type="float">
            <text:p>38.4575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146" calcext:value-type="float">
            <text:p>0.0146</text:p>
          </table:table-cell>
          <table:table-cell office:value-type="float" office:value="98.4365" calcext:value-type="float">
            <text:p>98.43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RG10_5C_ol25_2</text:p>
          </table:table-cell>
          <table:table-cell office:value-type="float" office:value="41.8646" calcext:value-type="float">
            <text:p>41.8646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1468" calcext:value-type="float">
            <text:p>0.1468</text:p>
          </table:table-cell>
          <table:table-cell office:value-type="float" office:value="17.2741" calcext:value-type="float">
            <text:p>17.2741</text:p>
          </table:table-cell>
          <table:table-cell office:value-type="float" office:value="38.5246" calcext:value-type="float">
            <text:p>38.5246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214" calcext:value-type="float">
            <text:p>0.0214</text:p>
          </table:table-cell>
          <table:table-cell office:value-type="float" office:value="98.4127" calcext:value-type="float">
            <text:p>98.41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RG10_5C_ol25_3</text:p>
          </table:table-cell>
          <table:table-cell office:value-type="float" office:value="41.9926" calcext:value-type="float">
            <text:p>41.9926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1489" calcext:value-type="float">
            <text:p>0.1489</text:p>
          </table:table-cell>
          <table:table-cell office:value-type="float" office:value="17.2803" calcext:value-type="float">
            <text:p>17.2803</text:p>
          </table:table-cell>
          <table:table-cell office:value-type="float" office:value="38.6097" calcext:value-type="float">
            <text:p>38.6097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05" calcext:value-type="float">
            <text:p>0.05</text:p>
          </table:table-cell>
          <table:table-cell office:value-type="float" office:value="0.0263" calcext:value-type="float">
            <text:p>0.0263</text:p>
          </table:table-cell>
          <table:table-cell office:value-type="float" office:value="98.6473" calcext:value-type="float">
            <text:p>98.64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RG10_5C_ol13_1</text:p>
          </table:table-cell>
          <table:table-cell office:value-type="float" office:value="41.9364" calcext:value-type="float">
            <text:p>41.9364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1539" calcext:value-type="float">
            <text:p>0.1539</text:p>
          </table:table-cell>
          <table:table-cell office:value-type="float" office:value="17.4899" calcext:value-type="float">
            <text:p>17.4899</text:p>
          </table:table-cell>
          <table:table-cell office:value-type="float" office:value="38.6449" calcext:value-type="float">
            <text:p>38.6449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073" calcext:value-type="float">
            <text:p>0.0073</text:p>
          </table:table-cell>
          <table:table-cell office:value-type="float" office:value="98.8294" calcext:value-type="float">
            <text:p>98.82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RG10_5C_ol13_2</text:p>
          </table:table-cell>
          <table:table-cell office:value-type="float" office:value="41.9469" calcext:value-type="float">
            <text:p>41.9469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1602" calcext:value-type="float">
            <text:p>0.1602</text:p>
          </table:table-cell>
          <table:table-cell office:value-type="float" office:value="17.4644" calcext:value-type="float">
            <text:p>17.4644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262" calcext:value-type="float">
            <text:p>0.0262</text:p>
          </table:table-cell>
          <table:table-cell office:value-type="float" office:value="98.5708" calcext:value-type="float">
            <text:p>98.57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RG10_5C_ol13_3</text:p>
          </table:table-cell>
          <table:table-cell office:value-type="float" office:value="41.9898" calcext:value-type="float">
            <text:p>41.9898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1427" calcext:value-type="float">
            <text:p>0.1427</text:p>
          </table:table-cell>
          <table:table-cell office:value-type="float" office:value="17.346" calcext:value-type="float">
            <text:p>17.346</text:p>
          </table:table-cell>
          <table:table-cell office:value-type="float" office:value="38.609" calcext:value-type="float">
            <text:p>38.609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203" calcext:value-type="float">
            <text:p>0.0203</text:p>
          </table:table-cell>
          <table:table-cell office:value-type="float" office:value="98.7053" calcext:value-type="float">
            <text:p>98.70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RG10_5C_ol14_1</text:p>
          </table:table-cell>
          <table:table-cell office:value-type="float" office:value="41.7346" calcext:value-type="float">
            <text:p>41.7346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1608" calcext:value-type="float">
            <text:p>0.1608</text:p>
          </table:table-cell>
          <table:table-cell office:value-type="float" office:value="17.4678" calcext:value-type="float">
            <text:p>17.4678</text:p>
          </table:table-cell>
          <table:table-cell office:value-type="float" office:value="38.2749" calcext:value-type="float">
            <text:p>38.2749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193" calcext:value-type="float">
            <text:p>0.0193</text:p>
          </table:table-cell>
          <table:table-cell office:value-type="float" office:value="98.2491" calcext:value-type="float">
            <text:p>98.24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RG10_5C_ol14_2</text:p>
          </table:table-cell>
          <table:table-cell office:value-type="float" office:value="41.8462" calcext:value-type="float">
            <text:p>41.846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684" calcext:value-type="float">
            <text:p>0.1684</text:p>
          </table:table-cell>
          <table:table-cell office:value-type="float" office:value="17.7348" calcext:value-type="float">
            <text:p>17.7348</text:p>
          </table:table-cell>
          <table:table-cell office:value-type="float" office:value="38.4742" calcext:value-type="float">
            <text:p>38.4742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107" calcext:value-type="float">
            <text:p>0.0107</text:p>
          </table:table-cell>
          <table:table-cell office:value-type="float" office:value="98.8217" calcext:value-type="float">
            <text:p>98.82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G10_5C_ol14_3</text:p>
          </table:table-cell>
          <table:table-cell office:value-type="float" office:value="41.8648" calcext:value-type="float">
            <text:p>41.8648</text:p>
          </table:table-cell>
          <table:table-cell office:value-type="float" office:value="0.282" calcext:value-type="float">
            <text:p>0.282</text:p>
          </table:table-cell>
          <table:table-cell office:value-type="float" office:value="0.1567" calcext:value-type="float">
            <text:p>0.1567</text:p>
          </table:table-cell>
          <table:table-cell office:value-type="float" office:value="17.5559" calcext:value-type="float">
            <text:p>17.5559</text:p>
          </table:table-cell>
          <table:table-cell office:value-type="float" office:value="38.4798" calcext:value-type="float">
            <text:p>38.4798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132" calcext:value-type="float">
            <text:p>0.0132</text:p>
          </table:table-cell>
          <table:table-cell office:value-type="float" office:value="98.677" calcext:value-type="float">
            <text:p>98.6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RG10_5C_ol23_1</text:p>
          </table:table-cell>
          <table:table-cell office:value-type="float" office:value="44.5764" calcext:value-type="float">
            <text:p>44.5764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2013" calcext:value-type="float">
            <text:p>0.2013</text:p>
          </table:table-cell>
          <table:table-cell office:value-type="float" office:value="13.7902" calcext:value-type="float">
            <text:p>13.7902</text:p>
          </table:table-cell>
          <table:table-cell office:value-type="float" office:value="39.0025" calcext:value-type="float">
            <text:p>39.0025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037" calcext:value-type="float">
            <text:p>0.0037</text:p>
          </table:table-cell>
          <table:table-cell office:value-type="float" office:value="98.1317" calcext:value-type="float">
            <text:p>98.1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RG10_5C_ol23_2</text:p>
          </table:table-cell>
          <table:table-cell office:value-type="float" office:value="44.5538" calcext:value-type="float">
            <text:p>44.5538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1992" calcext:value-type="float">
            <text:p>0.1992</text:p>
          </table:table-cell>
          <table:table-cell office:value-type="float" office:value="14.0783" calcext:value-type="float">
            <text:p>14.0783</text:p>
          </table:table-cell>
          <table:table-cell office:value-type="float" office:value="39.0646" calcext:value-type="float">
            <text:p>39.0646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215" calcext:value-type="float">
            <text:p>0.0215</text:p>
          </table:table-cell>
          <table:table-cell office:value-type="float" office:value="98.4744" calcext:value-type="float">
            <text:p>98.47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RG10_5C_ol23_3</text:p>
          </table:table-cell>
          <table:table-cell office:value-type="float" office:value="44.7563" calcext:value-type="float">
            <text:p>44.7563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2286" calcext:value-type="float">
            <text:p>0.2286</text:p>
          </table:table-cell>
          <table:table-cell office:value-type="float" office:value="13.5862" calcext:value-type="float">
            <text:p>13.5862</text:p>
          </table:table-cell>
          <table:table-cell office:value-type="float" office:value="38.6182" calcext:value-type="float">
            <text:p>38.6182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235" calcext:value-type="float">
            <text:p>0.0235</text:p>
          </table:table-cell>
          <table:table-cell office:value-type="float" office:value="97.7512" calcext:value-type="float">
            <text:p>97.7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RG10_5C_ol23_4</text:p>
          </table:table-cell>
          <table:table-cell office:value-type="float" office:value="44.5332" calcext:value-type="float">
            <text:p>44.5332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313" calcext:value-type="float">
            <text:p>0.2313</text:p>
          </table:table-cell>
          <table:table-cell office:value-type="float" office:value="14.0038" calcext:value-type="float">
            <text:p>14.0038</text:p>
          </table:table-cell>
          <table:table-cell office:value-type="float" office:value="38.818" calcext:value-type="float">
            <text:p>38.818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168" calcext:value-type="float">
            <text:p>0.0168</text:p>
          </table:table-cell>
          <table:table-cell office:value-type="float" office:value="98.1671" calcext:value-type="float">
            <text:p>98.16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RG10_5C_ol23_5</text:p>
          </table:table-cell>
          <table:table-cell office:value-type="float" office:value="44.395" calcext:value-type="float">
            <text:p>44.395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1883" calcext:value-type="float">
            <text:p>0.1883</text:p>
          </table:table-cell>
          <table:table-cell office:value-type="float" office:value="14.0605" calcext:value-type="float">
            <text:p>14.0605</text:p>
          </table:table-cell>
          <table:table-cell office:value-type="float" office:value="38.8303" calcext:value-type="float">
            <text:p>38.8303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217" calcext:value-type="float">
            <text:p>0.0217</text:p>
          </table:table-cell>
          <table:table-cell office:value-type="float" office:value="98.051" calcext:value-type="float">
            <text:p>98.0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G10_5C_ol23_6</text:p>
          </table:table-cell>
          <table:table-cell office:value-type="float" office:value="44.4188" calcext:value-type="float">
            <text:p>44.4188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1952" calcext:value-type="float">
            <text:p>0.1952</text:p>
          </table:table-cell>
          <table:table-cell office:value-type="float" office:value="14.0222" calcext:value-type="float">
            <text:p>14.0222</text:p>
          </table:table-cell>
          <table:table-cell office:value-type="float" office:value="39.0796" calcext:value-type="float">
            <text:p>39.0796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115" calcext:value-type="float">
            <text:p>0.0115</text:p>
          </table:table-cell>
          <table:table-cell office:value-type="float" office:value="98.3052" calcext:value-type="float">
            <text:p>98.30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RG10_5C_ol22_1</text:p>
          </table:table-cell>
          <table:table-cell office:value-type="float" office:value="42.5557" calcext:value-type="float">
            <text:p>42.5557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1908" calcext:value-type="float">
            <text:p>0.1908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8.4851" calcext:value-type="float">
            <text:p>38.4851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226" calcext:value-type="float">
            <text:p>0.0226</text:p>
          </table:table-cell>
          <table:table-cell office:value-type="float" office:value="98.5739" calcext:value-type="float">
            <text:p>98.57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RG10_5C_ol22_2</text:p>
          </table:table-cell>
          <table:table-cell office:value-type="float" office:value="42.4694" calcext:value-type="float">
            <text:p>42.4694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1903" calcext:value-type="float">
            <text:p>0.1903</text:p>
          </table:table-cell>
          <table:table-cell office:value-type="float" office:value="16.7136" calcext:value-type="float">
            <text:p>16.7136</text:p>
          </table:table-cell>
          <table:table-cell office:value-type="float" office:value="38.5726" calcext:value-type="float">
            <text:p>38.5726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135" calcext:value-type="float">
            <text:p>0.0135</text:p>
          </table:table-cell>
          <table:table-cell office:value-type="float" office:value="98.5454" calcext:value-type="float">
            <text:p>98.54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RG10_5C_ol22_3</text:p>
          </table:table-cell>
          <table:table-cell office:value-type="float" office:value="42.3317" calcext:value-type="float">
            <text:p>42.3317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1973" calcext:value-type="float">
            <text:p>0.1973</text:p>
          </table:table-cell>
          <table:table-cell office:value-type="float" office:value="16.4344" calcext:value-type="float">
            <text:p>16.4344</text:p>
          </table:table-cell>
          <table:table-cell office:value-type="float" office:value="38.4596" calcext:value-type="float">
            <text:p>38.4596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263" calcext:value-type="float">
            <text:p>0.0263</text:p>
          </table:table-cell>
          <table:table-cell office:value-type="float" office:value="98.0358" calcext:value-type="float">
            <text:p>98.03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RG10_5C_ol21_1</text:p>
          </table:table-cell>
          <table:table-cell office:value-type="float" office:value="41.7931" calcext:value-type="float">
            <text:p>41.7931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1593" calcext:value-type="float">
            <text:p>0.1593</text:p>
          </table:table-cell>
          <table:table-cell office:value-type="float" office:value="17.7277" calcext:value-type="float">
            <text:p>17.7277</text:p>
          </table:table-cell>
          <table:table-cell office:value-type="float" office:value="38.3684" calcext:value-type="float">
            <text:p>38.3684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188" calcext:value-type="float">
            <text:p>0.0188</text:p>
          </table:table-cell>
          <table:table-cell office:value-type="float" office:value="98.6587" calcext:value-type="float">
            <text:p>98.65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G10_5C_ol21_2</text:p>
          </table:table-cell>
          <table:table-cell office:value-type="float" office:value="41.8813" calcext:value-type="float">
            <text:p>41.881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1546" calcext:value-type="float">
            <text:p>0.1546</text:p>
          </table:table-cell>
          <table:table-cell office:value-type="float" office:value="17.6499" calcext:value-type="float">
            <text:p>17.6499</text:p>
          </table:table-cell>
          <table:table-cell office:value-type="float" office:value="38.5122" calcext:value-type="float">
            <text:p>38.5122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12" calcext:value-type="float">
            <text:p>0.0212</text:p>
          </table:table-cell>
          <table:table-cell office:value-type="float" office:value="98.8044" calcext:value-type="float">
            <text:p>98.80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RG10_5C_ol21_3</text:p>
          </table:table-cell>
          <table:table-cell office:value-type="float" office:value="41.7111" calcext:value-type="float">
            <text:p>41.7111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1633" calcext:value-type="float">
            <text:p>0.1633</text:p>
          </table:table-cell>
          <table:table-cell office:value-type="float" office:value="17.7682" calcext:value-type="float">
            <text:p>17.7682</text:p>
          </table:table-cell>
          <table:table-cell office:value-type="float" office:value="38.1301" calcext:value-type="float">
            <text:p>38.1301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282" calcext:value-type="float">
            <text:p>0.0282</text:p>
          </table:table-cell>
          <table:table-cell office:value-type="float" office:value="98.3911" calcext:value-type="float">
            <text:p>98.39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RG10_5C_ol20_1</text:p>
          </table:table-cell>
          <table:table-cell office:value-type="float" office:value="42.967" calcext:value-type="float">
            <text:p>42.967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1901" calcext:value-type="float">
            <text:p>0.1901</text:p>
          </table:table-cell>
          <table:table-cell office:value-type="float" office:value="15.9135" calcext:value-type="float">
            <text:p>15.9135</text:p>
          </table:table-cell>
          <table:table-cell office:value-type="float" office:value="38.7013" calcext:value-type="float">
            <text:p>38.7013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199" calcext:value-type="float">
            <text:p>0.0199</text:p>
          </table:table-cell>
          <table:table-cell office:value-type="float" office:value="98.3578" calcext:value-type="float">
            <text:p>98.35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RG10_5C_ol20_2</text:p>
          </table:table-cell>
          <table:table-cell office:value-type="float" office:value="42.9474" calcext:value-type="float">
            <text:p>42.9474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1834" calcext:value-type="float">
            <text:p>0.1834</text:p>
          </table:table-cell>
          <table:table-cell office:value-type="float" office:value="15.9943" calcext:value-type="float">
            <text:p>15.9943</text:p>
          </table:table-cell>
          <table:table-cell office:value-type="float" office:value="38.199" calcext:value-type="float">
            <text:p>38.199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066" calcext:value-type="float">
            <text:p>0.0066</text:p>
          </table:table-cell>
          <table:table-cell office:value-type="float" office:value="97.8939" calcext:value-type="float">
            <text:p>97.8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RG10_5C_ol20_3</text:p>
          </table:table-cell>
          <table:table-cell office:value-type="float" office:value="42.806" calcext:value-type="float">
            <text:p>42.806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1684" calcext:value-type="float">
            <text:p>0.1684</text:p>
          </table:table-cell>
          <table:table-cell office:value-type="float" office:value="15.8854" calcext:value-type="float">
            <text:p>15.8854</text:p>
          </table:table-cell>
          <table:table-cell office:value-type="float" office:value="38.5616" calcext:value-type="float">
            <text:p>38.5616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68" calcext:value-type="float">
            <text:p>0.0068</text:p>
          </table:table-cell>
          <table:table-cell office:value-type="float" office:value="97.9836" calcext:value-type="float">
            <text:p>97.98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RG10_5C_ol19_1</text:p>
          </table:table-cell>
          <table:table-cell office:value-type="float" office:value="41.7642" calcext:value-type="float">
            <text:p>41.7642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1576" calcext:value-type="float">
            <text:p>0.1576</text:p>
          </table:table-cell>
          <table:table-cell office:value-type="float" office:value="17.2873" calcext:value-type="float">
            <text:p>17.2873</text:p>
          </table:table-cell>
          <table:table-cell office:value-type="float" office:value="37.891" calcext:value-type="float">
            <text:p>37.891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0494" calcext:value-type="float">
            <text:p>0.0494</text:p>
          </table:table-cell>
          <table:table-cell office:value-type="float" office:value="0" calcext:value-type="float">
            <text:p>0</text:p>
          </table:table-cell>
          <table:table-cell office:value-type="float" office:value="97.6995" calcext:value-type="float">
            <text:p>97.69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RG10_5C_ol19_2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1582" calcext:value-type="float">
            <text:p>0.1582</text:p>
          </table:table-cell>
          <table:table-cell office:value-type="float" office:value="17.5334" calcext:value-type="float">
            <text:p>17.5334</text:p>
          </table:table-cell>
          <table:table-cell office:value-type="float" office:value="38.1106" calcext:value-type="float">
            <text:p>38.1106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252" calcext:value-type="float">
            <text:p>0.0252</text:p>
          </table:table-cell>
          <table:table-cell office:value-type="float" office:value="98.3371" calcext:value-type="float">
            <text:p>98.33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RG10_5C_ol19_3</text:p>
          </table:table-cell>
          <table:table-cell office:value-type="float" office:value="41.8768" calcext:value-type="float">
            <text:p>41.8768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1483" calcext:value-type="float">
            <text:p>0.1483</text:p>
          </table:table-cell>
          <table:table-cell office:value-type="float" office:value="17.4517" calcext:value-type="float">
            <text:p>17.4517</text:p>
          </table:table-cell>
          <table:table-cell office:value-type="float" office:value="37.7656" calcext:value-type="float">
            <text:p>37.7656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27" calcext:value-type="float">
            <text:p>0.027</text:p>
          </table:table-cell>
          <table:table-cell office:value-type="float" office:value="97.8548" calcext:value-type="float">
            <text:p>97.85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RG10_5C_ol17_1</text:p>
          </table:table-cell>
          <table:table-cell office:value-type="float" office:value="41.7152" calcext:value-type="float">
            <text:p>41.71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1471" calcext:value-type="float">
            <text:p>0.1471</text:p>
          </table:table-cell>
          <table:table-cell office:value-type="float" office:value="17.5454" calcext:value-type="float">
            <text:p>17.5454</text:p>
          </table:table-cell>
          <table:table-cell office:value-type="float" office:value="38.3164" calcext:value-type="float">
            <text:p>38.3164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44" calcext:value-type="float">
            <text:p>0.0244</text:p>
          </table:table-cell>
          <table:table-cell office:value-type="float" office:value="98.3345" calcext:value-type="float">
            <text:p>98.33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RG10_5C_ol17_2</text:p>
          </table:table-cell>
          <table:table-cell office:value-type="float" office:value="41.4639" calcext:value-type="float">
            <text:p>41.4639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1508" calcext:value-type="float">
            <text:p>0.1508</text:p>
          </table:table-cell>
          <table:table-cell office:value-type="float" office:value="17.7396" calcext:value-type="float">
            <text:p>17.7396</text:p>
          </table:table-cell>
          <table:table-cell office:value-type="float" office:value="37.9677" calcext:value-type="float">
            <text:p>37.9677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065" calcext:value-type="float">
            <text:p>0.0065</text:p>
          </table:table-cell>
          <table:table-cell office:value-type="float" office:value="97.9303" calcext:value-type="float">
            <text:p>97.93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G10_5C_ol17_3</text:p>
          </table:table-cell>
          <table:table-cell office:value-type="float" office:value="41.6942" calcext:value-type="float">
            <text:p>41.6942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1545" calcext:value-type="float">
            <text:p>0.1545</text:p>
          </table:table-cell>
          <table:table-cell office:value-type="float" office:value="17.6893" calcext:value-type="float">
            <text:p>17.6893</text:p>
          </table:table-cell>
          <table:table-cell office:value-type="float" office:value="38.1956" calcext:value-type="float">
            <text:p>38.1956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171" calcext:value-type="float">
            <text:p>0.0171</text:p>
          </table:table-cell>
          <table:table-cell office:value-type="float" office:value="98.3304" calcext:value-type="float">
            <text:p>98.33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RG10_5C_ol16_1</text:p>
          </table:table-cell>
          <table:table-cell office:value-type="float" office:value="39.8573" calcext:value-type="float">
            <text:p>39.8573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1382" calcext:value-type="float">
            <text:p>0.1382</text:p>
          </table:table-cell>
          <table:table-cell office:value-type="float" office:value="20.2563" calcext:value-type="float">
            <text:p>20.2563</text:p>
          </table:table-cell>
          <table:table-cell office:value-type="float" office:value="37.5471" calcext:value-type="float">
            <text:p>37.5471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176" calcext:value-type="float">
            <text:p>0.0176</text:p>
          </table:table-cell>
          <table:table-cell office:value-type="float" office:value="98.4161" calcext:value-type="float">
            <text:p>98.41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RG10_5C_ol16_2</text:p>
          </table:table-cell>
          <table:table-cell office:value-type="float" office:value="39.8336" calcext:value-type="float">
            <text:p>39.833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1367" calcext:value-type="float">
            <text:p>0.1367</text:p>
          </table:table-cell>
          <table:table-cell office:value-type="float" office:value="20.2098" calcext:value-type="float">
            <text:p>20.2098</text:p>
          </table:table-cell>
          <table:table-cell office:value-type="float" office:value="37.4665" calcext:value-type="float">
            <text:p>37.4665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52" calcext:value-type="float">
            <text:p>0.0352</text:p>
          </table:table-cell>
          <table:table-cell office:value-type="float" office:value="98.2965" calcext:value-type="float">
            <text:p>98.29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RG10_5C_ol16_3</text:p>
          </table:table-cell>
          <table:table-cell office:value-type="float" office:value="39.8884" calcext:value-type="float">
            <text:p>39.8884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1399" calcext:value-type="float">
            <text:p>0.1399</text:p>
          </table:table-cell>
          <table:table-cell office:value-type="float" office:value="20.1657" calcext:value-type="float">
            <text:p>20.1657</text:p>
          </table:table-cell>
          <table:table-cell office:value-type="float" office:value="37.4249" calcext:value-type="float">
            <text:p>37.4249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1" calcext:value-type="float">
            <text:p>0.0291</text:p>
          </table:table-cell>
          <table:table-cell office:value-type="float" office:value="98.2221" calcext:value-type="float">
            <text:p>98.22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RG10_5C_ol10_1</text:p>
          </table:table-cell>
          <table:table-cell office:value-type="float" office:value="37.2412" calcext:value-type="float">
            <text:p>37.2412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0901" calcext:value-type="float">
            <text:p>0.0901</text:p>
          </table:table-cell>
          <table:table-cell office:value-type="float" office:value="23.4296" calcext:value-type="float">
            <text:p>23.4296</text:p>
          </table:table-cell>
          <table:table-cell office:value-type="float" office:value="36.4641" calcext:value-type="float">
            <text:p>36.4641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87" calcext:value-type="float">
            <text:p>0.0387</text:p>
          </table:table-cell>
          <table:table-cell office:value-type="float" office:value="97.9137" calcext:value-type="float">
            <text:p>97.91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RG10_5C_ol10_2</text:p>
          </table:table-cell>
          <table:table-cell office:value-type="float" office:value="37.2588" calcext:value-type="float">
            <text:p>37.2588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1017" calcext:value-type="float">
            <text:p>0.1017</text:p>
          </table:table-cell>
          <table:table-cell office:value-type="float" office:value="23.3008" calcext:value-type="float">
            <text:p>23.3008</text:p>
          </table:table-cell>
          <table:table-cell office:value-type="float" office:value="36.7046" calcext:value-type="float">
            <text:p>36.7046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147" calcext:value-type="float">
            <text:p>0.0147</text:p>
          </table:table-cell>
          <table:table-cell office:value-type="float" office:value="98.0216" calcext:value-type="float">
            <text:p>98.02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RG10_5C_ol10_3</text:p>
          </table:table-cell>
          <table:table-cell office:value-type="float" office:value="37.2903" calcext:value-type="float">
            <text:p>37.2903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0845" calcext:value-type="float">
            <text:p>0.0845</text:p>
          </table:table-cell>
          <table:table-cell office:value-type="float" office:value="23.4368" calcext:value-type="float">
            <text:p>23.4368</text:p>
          </table:table-cell>
          <table:table-cell office:value-type="float" office:value="36.6377" calcext:value-type="float">
            <text:p>36.6377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07" calcext:value-type="float">
            <text:p>0.0307</text:p>
          </table:table-cell>
          <table:table-cell office:value-type="float" office:value="98.1134" calcext:value-type="float">
            <text:p>98.1134</text:p>
          </table:table-cell>
        </table:table-row>
        <table:table-row table:style-name="ro1" table:number-rows-repeated="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5cm" fo:margin-bottom="1.0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43:33.064000000</meta:creation-date>
    <meta:editing-duration>P0D</meta:editing-duration>
    <meta:editing-cycles>2</meta:editing-cycles>
    <meta:generator>LibreOffice/4.1.0.4$Windows_x86 LibreOffice_project/89ea49ddacd9aa532507cbf852f2bb22b1ace28</meta:generator>
    <meta:print-date>2013-11-10T11:46:54.291000000</meta:print-date>
    <dc:date>2013-11-10T11:47:28.533000000</dc:date>
    <meta:document-statistic meta:table-count="1" meta:cell-count="607" meta:object-count="0"/>
  </office:meta>
</office:document-meta>
</file>